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 1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6" table:style-name="ce12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1" office:value-type="string" calcext:value-type="string">
            <text:p>B</text:p>
          </table:table-cell>
          <table:table-cell table:number-columns-repeated="17" table:style-name="ce1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q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" table:style-name="ce2" office:value-type="float" office:value="8" calcext:value-type="float">
            <text:p>8</text:p>
          </table:table-cell>
          <table:table-cell table:style-name="ce58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C3]*[.B4]+[.A4]" office:value-type="float" office:value="4" calcext:value-type="float">
            <text:p>4</text:p>
          </table:table-cell>
          <table:table-cell table:formula="of:=[.D3]*[.C4]+[.B4]" office:value-type="float" office:value="33" calcext:value-type="float">
            <text:p>33</text:p>
          </table:table-cell>
          <table:table-cell table:formula="of:=[.E3]*[.D4]+[.C4]" office:value-type="float" office:value="268" calcext:value-type="float">
            <text:p>268</text:p>
          </table:table-cell>
          <table:table-cell table:formula="of:=[.F3]*[.E4]+[.D4]" office:value-type="float" office:value="2177" calcext:value-type="float">
            <text:p>2177</text:p>
          </table:table-cell>
          <table:table-cell table:formula="of:=[.G3]*[.F4]+[.E4]" office:value-type="float" office:value="17684" calcext:value-type="float">
            <text:p>17684</text:p>
          </table:table-cell>
          <table:table-cell table:formula="of:=[.H3]*[.G4]+[.F4]" office:value-type="float" office:value="143649" calcext:value-type="float">
            <text:p>143649</text:p>
          </table:table-cell>
          <table:table-cell table:formula="of:=[.I3]*[.H4]+[.G4]" office:value-type="float" office:value="1166876" calcext:value-type="float">
            <text:p>1166876</text:p>
          </table:table-cell>
          <table:table-cell table:formula="of:=[.J3]*[.I4]+[.H4]" office:value-type="float" office:value="9478657" calcext:value-type="float">
            <text:p>9478657</text:p>
          </table:table-cell>
          <table:table-cell table:formula="of:=[.K3]*[.J4]+[.I4]" office:value-type="float" office:value="76996132" calcext:value-type="float">
            <text:p>76996132</text:p>
          </table:table-cell>
          <table:table-cell table:formula="of:=[.L3]*[.K4]+[.J4]" office:value-type="float" office:value="625447713" calcext:value-type="float">
            <text:p>625447713</text:p>
          </table:table-cell>
          <table:table-cell table:formula="of:=[.M3]*[.L4]+[.K4]" office:value-type="float" office:value="5080577836" calcext:value-type="float">
            <text:p>5080577836</text:p>
          </table:table-cell>
          <table:table-cell table:formula="of:=[.N3]*[.M4]+[.L4]" office:value-type="float" office:value="41270070401" calcext:value-type="float">
            <text:p>41270070401</text:p>
          </table:table-cell>
          <table:table-cell table:formula="of:=[.O3]*[.N4]+[.M4]" office:value-type="float" office:value="335241141044" calcext:value-type="float">
            <text:p>335241141044</text:p>
          </table:table-cell>
          <table:table-cell table:formula="of:=[.P3]*[.O4]+[.N4]" office:value-type="float" office:value="2723199198753" calcext:value-type="float">
            <text:p>2723199198753</text:p>
          </table:table-cell>
          <table:table-cell table:formula="of:=[.Q3]*[.P4]+[.O4]" office:value-type="float" office:value="22120834731068" calcext:value-type="float">
            <text:p>22120834731068</text:p>
          </table:table-cell>
          <table:table-cell table:formula="of:=[.R3]*[.Q4]+[.P4]" office:value-type="float" office:value="179689877047297" calcext:value-type="float">
            <text:p>179689877047297</text:p>
          </table:table-cell>
          <table:table-cell table:formula="of:=[.S3]*[.R4]+[.Q4]" office:value-type="float" office:value="1459639851109444" calcext:value-type="float">
            <text:p>1459639851109444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C3]*[.B5]+[.A5]" office:value-type="float" office:value="1" calcext:value-type="float">
            <text:p>1</text:p>
          </table:table-cell>
          <table:table-cell table:formula="of:=[.D3]*[.C5]+[.B5]" office:value-type="float" office:value="8" calcext:value-type="float">
            <text:p>8</text:p>
          </table:table-cell>
          <table:table-cell table:formula="of:=[.E3]*[.D5]+[.C5]" office:value-type="float" office:value="65" calcext:value-type="float">
            <text:p>65</text:p>
          </table:table-cell>
          <table:table-cell table:formula="of:=[.F3]*[.E5]+[.D5]" office:value-type="float" office:value="528" calcext:value-type="float">
            <text:p>528</text:p>
          </table:table-cell>
          <table:table-cell table:formula="of:=[.G3]*[.F5]+[.E5]" office:value-type="float" office:value="4289" calcext:value-type="float">
            <text:p>4289</text:p>
          </table:table-cell>
          <table:table-cell table:formula="of:=[.H3]*[.G5]+[.F5]" office:value-type="float" office:value="34840" calcext:value-type="float">
            <text:p>34840</text:p>
          </table:table-cell>
          <table:table-cell table:formula="of:=[.I3]*[.H5]+[.G5]" office:value-type="float" office:value="283009" calcext:value-type="float">
            <text:p>283009</text:p>
          </table:table-cell>
          <table:table-cell table:formula="of:=[.J3]*[.I5]+[.H5]" office:value-type="float" office:value="2298912" calcext:value-type="float">
            <text:p>2298912</text:p>
          </table:table-cell>
          <table:table-cell table:formula="of:=[.K3]*[.J5]+[.I5]" office:value-type="float" office:value="18674305" calcext:value-type="float">
            <text:p>18674305</text:p>
          </table:table-cell>
          <table:table-cell table:formula="of:=[.L3]*[.K5]+[.J5]" office:value-type="float" office:value="151693352" calcext:value-type="float">
            <text:p>151693352</text:p>
          </table:table-cell>
          <table:table-cell table:formula="of:=[.M3]*[.L5]+[.K5]" office:value-type="float" office:value="1232221121" calcext:value-type="float">
            <text:p>1232221121</text:p>
          </table:table-cell>
          <table:table-cell table:formula="of:=[.N3]*[.M5]+[.L5]" office:value-type="float" office:value="10009462320" calcext:value-type="float">
            <text:p>10009462320</text:p>
          </table:table-cell>
          <table:table-cell table:formula="of:=[.O3]*[.N5]+[.M5]" office:value-type="float" office:value="81307919681" calcext:value-type="float">
            <text:p>81307919681</text:p>
          </table:table-cell>
          <table:table-cell table:formula="of:=[.P3]*[.O5]+[.N5]" office:value-type="float" office:value="660472819768" calcext:value-type="float">
            <text:p>660472819768</text:p>
          </table:table-cell>
          <table:table-cell table:formula="of:=[.Q3]*[.P5]+[.O5]" office:value-type="float" office:value="5365090477825" calcext:value-type="float">
            <text:p>5365090477825</text:p>
          </table:table-cell>
          <table:table-cell table:formula="of:=[.R3]*[.Q5]+[.P5]" office:value-type="float" office:value="43581196642368" calcext:value-type="float">
            <text:p>43581196642368</text:p>
          </table:table-cell>
          <table:table-cell table:formula="of:=[.S3]*[.R5]+[.Q5]" office:value-type="float" office:value="354014663616769" calcext:value-type="float">
            <text:p>35401466361676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formula="of:=[.C4]/[.C5]" office:value-type="float" office:value="4" calcext:value-type="float">
            <text:p>4</text:p>
          </table:table-cell>
          <table:table-cell table:formula="of:=[.D4]/[.D5]" office:value-type="float" office:value="4.125" calcext:value-type="float">
            <text:p>4.125</text:p>
          </table:table-cell>
          <table:table-cell table:formula="of:=[.E4]/[.E5]" office:value-type="float" office:value="4.12307692307692" calcext:value-type="float">
            <text:p>4.1230769231</text:p>
          </table:table-cell>
          <table:table-cell table:formula="of:=[.F4]/[.F5]" office:value-type="float" office:value="4.12310606060606" calcext:value-type="float">
            <text:p>4.1231060606</text:p>
          </table:table-cell>
          <table:table-cell table:formula="of:=[.G4]/[.G5]" office:value-type="float" office:value="4.12310561902541" calcext:value-type="float">
            <text:p>4.123105619</text:p>
          </table:table-cell>
          <table:table-cell table:formula="of:=[.H4]/[.H5]" office:value-type="float" office:value="4.12310562571757" calcext:value-type="float">
            <text:p>4.1231056257</text:p>
          </table:table-cell>
          <table:table-cell table:formula="of:=[.I4]/[.I5]" office:value-type="float" office:value="4.12310562561615" calcext:value-type="float">
            <text:p>4.1231056256</text:p>
          </table:table-cell>
          <table:table-cell table:formula="of:=[.J4]/[.J5]" office:value-type="float" office:value="4.12310562561768" calcext:value-type="float">
            <text:p>4.1231056256</text:p>
          </table:table-cell>
          <table:table-cell table:formula="of:=[.K4]/[.K5]" office:value-type="float" office:value="4.12310562561766" calcext:value-type="float">
            <text:p>4.1231056256</text:p>
          </table:table-cell>
          <table:table-cell table:formula="of:=[.L4]/[.L5]" office:value-type="float" office:value="4.12310562561766" calcext:value-type="float">
            <text:p>4.1231056256</text:p>
          </table:table-cell>
          <table:table-cell table:formula="of:=[.M4]/[.M5]" office:value-type="float" office:value="4.12310562561766" calcext:value-type="float">
            <text:p>4.1231056256</text:p>
          </table:table-cell>
          <table:table-cell table:formula="of:=[.N4]/[.N5]" office:value-type="float" office:value="4.12310562561766" calcext:value-type="float">
            <text:p>4.1231056256</text:p>
          </table:table-cell>
          <table:table-cell table:formula="of:=[.O4]/[.O5]" office:value-type="float" office:value="4.12310562561766" calcext:value-type="float">
            <text:p>4.1231056256</text:p>
          </table:table-cell>
          <table:table-cell table:formula="of:=[.P4]/[.P5]" office:value-type="float" office:value="4.12310562561766" calcext:value-type="float">
            <text:p>4.1231056256</text:p>
          </table:table-cell>
          <table:table-cell table:formula="of:=[.Q4]/[.Q5]" office:value-type="float" office:value="4.12310562561766" calcext:value-type="float">
            <text:p>4.1231056256</text:p>
          </table:table-cell>
          <table:table-cell table:formula="of:=[.R4]/[.R5]" office:value-type="float" office:value="4.12310562561766" calcext:value-type="float">
            <text:p>4.1231056256</text:p>
          </table:table-cell>
          <table:table-cell table:formula="of:=[.S4]/[.S5]" office:value-type="float" office:value="4.12310562561766" calcext:value-type="float">
            <text:p>4.1231056256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float" office:value="17" calcext:value-type="float">
            <text:p>17</text:p>
          </table:table-cell>
          <table:table-cell table:formula="of:=SQRT([.R7])" office:value-type="float" office:value="4.12310562561766" calcext:value-type="float">
            <text:p>4.123105625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1" office:value-type="string" calcext:value-type="string">
            <text:p>B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4"/>
          <table:table-cell table:style-name="ce4" office:value-type="string" calcext:value-type="string">
            <text:p>q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59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C11]*[.B12]+[.A12]" office:value-type="float" office:value="3" calcext:value-type="float">
            <text:p>3</text:p>
          </table:table-cell>
          <table:table-cell table:formula="of:=[.D11]*[.C12]+[.B12]" office:value-type="float" office:value="4" calcext:value-type="float">
            <text:p>4</text:p>
          </table:table-cell>
          <table:table-cell table:formula="of:=[.E11]*[.D12]+[.C12]" office:value-type="float" office:value="7" calcext:value-type="float">
            <text:p>7</text:p>
          </table:table-cell>
          <table:table-cell table:formula="of:=[.F11]*[.E12]+[.D12]" office:value-type="float" office:value="11" calcext:value-type="float">
            <text:p>11</text:p>
          </table:table-cell>
          <table:table-cell table:formula="of:=[.G11]*[.F12]+[.E12]" office:value-type="float" office:value="18" calcext:value-type="float">
            <text:p>18</text:p>
          </table:table-cell>
          <table:table-cell table:formula="of:=[.H11]*[.G12]+[.F12]" office:value-type="float" office:value="119" calcext:value-type="float">
            <text:p>119</text:p>
          </table:table-cell>
          <table:table-cell table:formula="of:=[.I11]*[.H12]+[.G12]" office:value-type="float" office:value="137" calcext:value-type="float">
            <text:p>137</text:p>
          </table:table-cell>
          <table:table-cell table:formula="of:=[.J11]*[.I12]+[.H12]" office:value-type="float" office:value="256" calcext:value-type="float">
            <text:p>256</text:p>
          </table:table-cell>
          <table:table-cell table:formula="of:=[.K11]*[.J12]+[.I12]" office:value-type="float" office:value="393" calcext:value-type="float">
            <text:p>393</text:p>
          </table:table-cell>
          <table:table-cell table:formula="of:=[.L11]*[.K12]+[.J12]" office:value-type="float" office:value="649" calcext:value-type="float">
            <text:p>649</text:p>
          </table:table-cell>
          <table:table-cell table:formula="of:=[.M11]*[.L12]+[.K12]" office:value-type="float" office:value="4287" calcext:value-type="float">
            <text:p>4287</text:p>
          </table:table-cell>
          <table:table-cell table:formula="of:=[.N11]*[.M12]+[.L12]" office:value-type="float" office:value="4936" calcext:value-type="float">
            <text:p>4936</text:p>
          </table:table-cell>
          <table:table-cell table:formula="of:=[.O11]*[.N12]+[.M12]" office:value-type="float" office:value="9223" calcext:value-type="float">
            <text:p>9223</text:p>
          </table:table-cell>
          <table:table-cell table:formula="of:=[.P11]*[.O12]+[.N12]" office:value-type="float" office:value="14159" calcext:value-type="float">
            <text:p>14159</text:p>
          </table:table-cell>
          <table:table-cell table:formula="of:=[.Q11]*[.P12]+[.O12]" office:value-type="float" office:value="23382" calcext:value-type="float">
            <text:p>23382</text:p>
          </table:table-cell>
          <table:table-cell table:formula="of:=[.R11]*[.Q12]+[.P12]" office:value-type="float" office:value="154451" calcext:value-type="float">
            <text:p>154451</text:p>
          </table:table-cell>
          <table:table-cell table:formula="of:=[.S11]*[.R12]+[.Q12]" office:value-type="float" office:value="177833" calcext:value-type="float">
            <text:p>177833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C11]*[.B13]+[.A13]" office:value-type="float" office:value="1" calcext:value-type="float">
            <text:p>1</text:p>
          </table:table-cell>
          <table:table-cell table:formula="of:=[.D11]*[.C13]+[.B13]" office:value-type="float" office:value="1" calcext:value-type="float">
            <text:p>1</text:p>
          </table:table-cell>
          <table:table-cell table:formula="of:=[.E11]*[.D13]+[.C13]" office:value-type="float" office:value="2" calcext:value-type="float">
            <text:p>2</text:p>
          </table:table-cell>
          <table:table-cell table:formula="of:=[.F11]*[.E13]+[.D13]" office:value-type="float" office:value="3" calcext:value-type="float">
            <text:p>3</text:p>
          </table:table-cell>
          <table:table-cell table:formula="of:=[.G11]*[.F13]+[.E13]" office:value-type="float" office:value="5" calcext:value-type="float">
            <text:p>5</text:p>
          </table:table-cell>
          <table:table-cell table:formula="of:=[.H11]*[.G13]+[.F13]" office:value-type="float" office:value="33" calcext:value-type="float">
            <text:p>33</text:p>
          </table:table-cell>
          <table:table-cell table:formula="of:=[.I11]*[.H13]+[.G13]" office:value-type="float" office:value="38" calcext:value-type="float">
            <text:p>38</text:p>
          </table:table-cell>
          <table:table-cell table:formula="of:=[.J11]*[.I13]+[.H13]" office:value-type="float" office:value="71" calcext:value-type="float">
            <text:p>71</text:p>
          </table:table-cell>
          <table:table-cell table:formula="of:=[.K11]*[.J13]+[.I13]" office:value-type="float" office:value="109" calcext:value-type="float">
            <text:p>109</text:p>
          </table:table-cell>
          <table:table-cell table:formula="of:=[.L11]*[.K13]+[.J13]" office:value-type="float" office:value="180" calcext:value-type="float">
            <text:p>180</text:p>
          </table:table-cell>
          <table:table-cell table:formula="of:=[.M11]*[.L13]+[.K13]" office:value-type="float" office:value="1189" calcext:value-type="float">
            <text:p>1189</text:p>
          </table:table-cell>
          <table:table-cell table:formula="of:=[.N11]*[.M13]+[.L13]" office:value-type="float" office:value="1369" calcext:value-type="float">
            <text:p>1369</text:p>
          </table:table-cell>
          <table:table-cell table:formula="of:=[.O11]*[.N13]+[.M13]" office:value-type="float" office:value="2558" calcext:value-type="float">
            <text:p>2558</text:p>
          </table:table-cell>
          <table:table-cell table:formula="of:=[.P11]*[.O13]+[.N13]" office:value-type="float" office:value="3927" calcext:value-type="float">
            <text:p>3927</text:p>
          </table:table-cell>
          <table:table-cell table:formula="of:=[.Q11]*[.P13]+[.O13]" office:value-type="float" office:value="6485" calcext:value-type="float">
            <text:p>6485</text:p>
          </table:table-cell>
          <table:table-cell table:formula="of:=[.R11]*[.Q13]+[.P13]" office:value-type="float" office:value="42837" calcext:value-type="float">
            <text:p>42837</text:p>
          </table:table-cell>
          <table:table-cell table:formula="of:=[.S11]*[.R13]+[.Q13]" office:value-type="float" office:value="49322" calcext:value-type="float">
            <text:p>49322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formula="of:=[.C12]/[.C13]" office:value-type="float" office:value="3" calcext:value-type="float">
            <text:p>3</text:p>
          </table:table-cell>
          <table:table-cell table:formula="of:=[.D12]/[.D13]" office:value-type="float" office:value="4" calcext:value-type="float">
            <text:p>4</text:p>
          </table:table-cell>
          <table:table-cell table:formula="of:=[.E12]/[.E13]" office:value-type="float" office:value="3.5" calcext:value-type="float">
            <text:p>3.5</text:p>
          </table:table-cell>
          <table:table-cell table:formula="of:=[.F12]/[.F13]" office:value-type="float" office:value="3.66666666666667" calcext:value-type="float">
            <text:p>3.6666666667</text:p>
          </table:table-cell>
          <table:table-cell table:formula="of:=[.G12]/[.G13]" office:value-type="float" office:value="3.6" calcext:value-type="float">
            <text:p>3.6</text:p>
          </table:table-cell>
          <table:table-cell table:formula="of:=[.H12]/[.H13]" office:value-type="float" office:value="3.60606060606061" calcext:value-type="float">
            <text:p>3.6060606061</text:p>
          </table:table-cell>
          <table:table-cell table:formula="of:=[.I12]/[.I13]" office:value-type="float" office:value="3.60526315789474" calcext:value-type="float">
            <text:p>3.6052631579</text:p>
          </table:table-cell>
          <table:table-cell table:formula="of:=[.J12]/[.J13]" office:value-type="float" office:value="3.6056338028169" calcext:value-type="float">
            <text:p>3.6056338028</text:p>
          </table:table-cell>
          <table:table-cell table:formula="of:=[.K12]/[.K13]" office:value-type="float" office:value="3.60550458715596" calcext:value-type="float">
            <text:p>3.6055045872</text:p>
          </table:table-cell>
          <table:table-cell table:formula="of:=[.L12]/[.L13]" office:value-type="float" office:value="3.60555555555556" calcext:value-type="float">
            <text:p>3.6055555556</text:p>
          </table:table-cell>
          <table:table-cell table:formula="of:=[.M12]/[.M13]" office:value-type="float" office:value="3.60555088309504" calcext:value-type="float">
            <text:p>3.6055508831</text:p>
          </table:table-cell>
          <table:table-cell table:formula="of:=[.N12]/[.N13]" office:value-type="float" office:value="3.60555149744339" calcext:value-type="float">
            <text:p>3.6055514974</text:p>
          </table:table-cell>
          <table:table-cell table:formula="of:=[.O12]/[.O13]" office:value-type="float" office:value="3.60555121188428" calcext:value-type="float">
            <text:p>3.6055512119</text:p>
          </table:table-cell>
          <table:table-cell table:formula="of:=[.P12]/[.P13]" office:value-type="float" office:value="3.60555131143366" calcext:value-type="float">
            <text:p>3.6055513114</text:p>
          </table:table-cell>
          <table:table-cell table:formula="of:=[.Q12]/[.Q13]" office:value-type="float" office:value="3.60555127216654" calcext:value-type="float">
            <text:p>3.6055512722</text:p>
          </table:table-cell>
          <table:table-cell table:formula="of:=[.R12]/[.R13]" office:value-type="float" office:value="3.60555127576628" calcext:value-type="float">
            <text:p>3.6055512758</text:p>
          </table:table-cell>
          <table:table-cell table:formula="of:=[.S12]/[.S13]" office:value-type="float" office:value="3.60555127529297" calcext:value-type="float">
            <text:p>3.6055512753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float" office:value="13" calcext:value-type="float">
            <text:p>13</text:p>
          </table:table-cell>
          <table:table-cell table:formula="of:=SQRT([.R15])" office:value-type="float" office:value="3.60555127546399" calcext:value-type="float">
            <text:p>3.6055512755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5" office:value-type="string" calcext:value-type="string">
            <text:p>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6" table:style-name="ce27" office:value-type="float" office:value="3" calcext:value-type="float">
            <text:p>3</text:p>
          </table:table-cell>
          <table:table-cell table:style-name="ce16" table:number-columns-repeated="1005"/>
        </table:table-row>
        <table:table-row table:style-name="ro1">
          <table:table-cell table:style-name="ce6"/>
          <table:table-cell table:style-name="ce6" office:value-type="string" calcext:value-type="string">
            <text:p>B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1005"/>
        </table:table-row>
        <table:table-row table:style-name="ro1">
          <table:table-cell table:style-name="ce7"/>
          <table:table-cell table:style-name="ce7" office:value-type="string" calcext:value-type="string">
            <text:p>q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60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C19]*[.B20]+[.A20]" office:value-type="float" office:value="3" calcext:value-type="float">
            <text:p>3</text:p>
          </table:table-cell>
          <table:table-cell table:formula="of:=[.D19]*[.C20]+[.B20]" office:value-type="float" office:value="10" calcext:value-type="float">
            <text:p>10</text:p>
          </table:table-cell>
          <table:table-cell table:formula="of:=[.E19]*[.D20]+[.C20]" office:value-type="float" office:value="63" calcext:value-type="float">
            <text:p>63</text:p>
          </table:table-cell>
          <table:table-cell table:formula="of:=[.F19]*[.E20]+[.D20]" office:value-type="float" office:value="199" calcext:value-type="float">
            <text:p>199</text:p>
          </table:table-cell>
          <table:table-cell table:formula="of:=[.G19]*[.F20]+[.E20]" office:value-type="float" office:value="1257" calcext:value-type="float">
            <text:p>1257</text:p>
          </table:table-cell>
          <table:table-cell table:formula="of:=[.H19]*[.G20]+[.F20]" office:value-type="float" office:value="3970" calcext:value-type="float">
            <text:p>3970</text:p>
          </table:table-cell>
          <table:table-cell table:formula="of:=[.I19]*[.H20]+[.G20]" office:value-type="float" office:value="25077" calcext:value-type="float">
            <text:p>25077</text:p>
          </table:table-cell>
          <table:table-cell table:formula="of:=[.J19]*[.I20]+[.H20]" office:value-type="float" office:value="79201" calcext:value-type="float">
            <text:p>79201</text:p>
          </table:table-cell>
          <table:table-cell table:formula="of:=[.K19]*[.J20]+[.I20]" office:value-type="float" office:value="500283" calcext:value-type="float">
            <text:p>500283</text:p>
          </table:table-cell>
          <table:table-cell table:formula="of:=[.L19]*[.K20]+[.J20]" office:value-type="float" office:value="1580050" calcext:value-type="float">
            <text:p>1580050</text:p>
          </table:table-cell>
          <table:table-cell table:formula="of:=[.M19]*[.L20]+[.K20]" office:value-type="float" office:value="9980583" calcext:value-type="float">
            <text:p>9980583</text:p>
          </table:table-cell>
          <table:table-cell table:formula="of:=[.N19]*[.M20]+[.L20]" office:value-type="float" office:value="31521799" calcext:value-type="float">
            <text:p>31521799</text:p>
          </table:table-cell>
          <table:table-cell table:formula="of:=[.O19]*[.N20]+[.M20]" office:value-type="float" office:value="199111377" calcext:value-type="float">
            <text:p>199111377</text:p>
          </table:table-cell>
          <table:table-cell table:formula="of:=[.P19]*[.O20]+[.N20]" office:value-type="float" office:value="628855930" calcext:value-type="float">
            <text:p>628855930</text:p>
          </table:table-cell>
          <table:table-cell table:formula="of:=[.Q19]*[.P20]+[.O20]" office:value-type="float" office:value="3972246957" calcext:value-type="float">
            <text:p>3972246957</text:p>
          </table:table-cell>
          <table:table-cell table:formula="of:=[.R19]*[.Q20]+[.P20]" office:value-type="float" office:value="12545596801" calcext:value-type="float">
            <text:p>12545596801</text:p>
          </table:table-cell>
          <table:table-cell table:formula="of:=[.S19]*[.R20]+[.Q20]" office:value-type="float" office:value="79245827763" calcext:value-type="float">
            <text:p>79245827763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C19]*[.B21]+[.A21]" office:value-type="float" office:value="1" calcext:value-type="float">
            <text:p>1</text:p>
          </table:table-cell>
          <table:table-cell table:formula="of:=[.D19]*[.C21]+[.B21]" office:value-type="float" office:value="3" calcext:value-type="float">
            <text:p>3</text:p>
          </table:table-cell>
          <table:table-cell table:formula="of:=[.E19]*[.D21]+[.C21]" office:value-type="float" office:value="19" calcext:value-type="float">
            <text:p>19</text:p>
          </table:table-cell>
          <table:table-cell table:formula="of:=[.F19]*[.E21]+[.D21]" office:value-type="float" office:value="60" calcext:value-type="float">
            <text:p>60</text:p>
          </table:table-cell>
          <table:table-cell table:formula="of:=[.G19]*[.F21]+[.E21]" office:value-type="float" office:value="379" calcext:value-type="float">
            <text:p>379</text:p>
          </table:table-cell>
          <table:table-cell table:formula="of:=[.H19]*[.G21]+[.F21]" office:value-type="float" office:value="1197" calcext:value-type="float">
            <text:p>1197</text:p>
          </table:table-cell>
          <table:table-cell table:formula="of:=[.I19]*[.H21]+[.G21]" office:value-type="float" office:value="7561" calcext:value-type="float">
            <text:p>7561</text:p>
          </table:table-cell>
          <table:table-cell table:formula="of:=[.J19]*[.I21]+[.H21]" office:value-type="float" office:value="23880" calcext:value-type="float">
            <text:p>23880</text:p>
          </table:table-cell>
          <table:table-cell table:formula="of:=[.K19]*[.J21]+[.I21]" office:value-type="float" office:value="150841" calcext:value-type="float">
            <text:p>150841</text:p>
          </table:table-cell>
          <table:table-cell table:formula="of:=[.L19]*[.K21]+[.J21]" office:value-type="float" office:value="476403" calcext:value-type="float">
            <text:p>476403</text:p>
          </table:table-cell>
          <table:table-cell table:formula="of:=[.M19]*[.L21]+[.K21]" office:value-type="float" office:value="3009259" calcext:value-type="float">
            <text:p>3009259</text:p>
          </table:table-cell>
          <table:table-cell table:formula="of:=[.N19]*[.M21]+[.L21]" office:value-type="float" office:value="9504180" calcext:value-type="float">
            <text:p>9504180</text:p>
          </table:table-cell>
          <table:table-cell table:formula="of:=[.O19]*[.N21]+[.M21]" office:value-type="float" office:value="60034339" calcext:value-type="float">
            <text:p>60034339</text:p>
          </table:table-cell>
          <table:table-cell table:formula="of:=[.P19]*[.O21]+[.N21]" office:value-type="float" office:value="189607197" calcext:value-type="float">
            <text:p>189607197</text:p>
          </table:table-cell>
          <table:table-cell table:formula="of:=[.Q19]*[.P21]+[.O21]" office:value-type="float" office:value="1197677521" calcext:value-type="float">
            <text:p>1197677521</text:p>
          </table:table-cell>
          <table:table-cell table:formula="of:=[.R19]*[.Q21]+[.P21]" office:value-type="float" office:value="3782639760" calcext:value-type="float">
            <text:p>3782639760</text:p>
          </table:table-cell>
          <table:table-cell table:formula="of:=[.S19]*[.R21]+[.Q21]" office:value-type="float" office:value="23893516081" calcext:value-type="float">
            <text:p>2389351608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formula="of:=[.C20]/[.C21]" office:value-type="float" office:value="3" calcext:value-type="float">
            <text:p>3</text:p>
          </table:table-cell>
          <table:table-cell table:formula="of:=[.D20]/[.D21]" office:value-type="float" office:value="3.33333333333333" calcext:value-type="float">
            <text:p>3.3333333333</text:p>
          </table:table-cell>
          <table:table-cell table:formula="of:=[.E20]/[.E21]" office:value-type="float" office:value="3.31578947368421" calcext:value-type="float">
            <text:p>3.3157894737</text:p>
          </table:table-cell>
          <table:table-cell table:formula="of:=[.F20]/[.F21]" office:value-type="float" office:value="3.31666666666667" calcext:value-type="float">
            <text:p>3.3166666667</text:p>
          </table:table-cell>
          <table:table-cell table:formula="of:=[.G20]/[.G21]" office:value-type="float" office:value="3.31662269129288" calcext:value-type="float">
            <text:p>3.3166226913</text:p>
          </table:table-cell>
          <table:table-cell table:formula="of:=[.H20]/[.H21]" office:value-type="float" office:value="3.31662489557226" calcext:value-type="float">
            <text:p>3.3166248956</text:p>
          </table:table-cell>
          <table:table-cell table:formula="of:=[.I20]/[.I21]" office:value-type="float" office:value="3.31662478508134" calcext:value-type="float">
            <text:p>3.3166247851</text:p>
          </table:table-cell>
          <table:table-cell table:formula="of:=[.J20]/[.J21]" office:value-type="float" office:value="3.31662479061977" calcext:value-type="float">
            <text:p>3.3166247906</text:p>
          </table:table-cell>
          <table:table-cell table:formula="of:=[.K20]/[.K21]" office:value-type="float" office:value="3.31662479034215" calcext:value-type="float">
            <text:p>3.3166247903</text:p>
          </table:table-cell>
          <table:table-cell table:formula="of:=[.L20]/[.L21]" office:value-type="float" office:value="3.31662479035606" calcext:value-type="float">
            <text:p>3.3166247904</text:p>
          </table:table-cell>
          <table:table-cell table:formula="of:=[.M20]/[.M21]" office:value-type="float" office:value="3.31662479035537" calcext:value-type="float">
            <text:p>3.3166247904</text:p>
          </table:table-cell>
          <table:table-cell table:formula="of:=[.N20]/[.N21]" office:value-type="float" office:value="3.3166247903554" calcext:value-type="float">
            <text:p>3.3166247904</text:p>
          </table:table-cell>
          <table:table-cell table:formula="of:=[.O20]/[.O21]" office:value-type="float" office:value="3.3166247903554" calcext:value-type="float">
            <text:p>3.3166247904</text:p>
          </table:table-cell>
          <table:table-cell table:formula="of:=[.P20]/[.P21]" office:value-type="float" office:value="3.3166247903554" calcext:value-type="float">
            <text:p>3.3166247904</text:p>
          </table:table-cell>
          <table:table-cell table:formula="of:=[.Q20]/[.Q21]" office:value-type="float" office:value="3.3166247903554" calcext:value-type="float">
            <text:p>3.3166247904</text:p>
          </table:table-cell>
          <table:table-cell table:formula="of:=[.R20]/[.R21]" office:value-type="float" office:value="3.3166247903554" calcext:value-type="float">
            <text:p>3.3166247904</text:p>
          </table:table-cell>
          <table:table-cell table:formula="of:=[.S20]/[.S21]" office:value-type="float" office:value="3.3166247903554" calcext:value-type="float">
            <text:p>3.3166247904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float" office:value="11" calcext:value-type="float">
            <text:p>11</text:p>
          </table:table-cell>
          <table:table-cell table:formula="of:=SQRT([.R23])" office:value-type="float" office:value="3.3166247903554" calcext:value-type="float">
            <text:p>3.3166247904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1" office:value-type="string" calcext:value-type="string">
            <text:p>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"/>
          <table:table-cell table:style-name="ce8" office:value-type="string" calcext:value-type="string">
            <text:p>q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6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C28]*[.B29]+[.A29]" office:value-type="float" office:value="2" calcext:value-type="float">
            <text:p>2</text:p>
          </table:table-cell>
          <table:table-cell table:formula="of:=[.D28]*[.C29]+[.B29]" office:value-type="float" office:value="3" calcext:value-type="float">
            <text:p>3</text:p>
          </table:table-cell>
          <table:table-cell table:formula="of:=[.E28]*[.D29]+[.C29]" office:value-type="float" office:value="5" calcext:value-type="float">
            <text:p>5</text:p>
          </table:table-cell>
          <table:table-cell table:formula="of:=[.F28]*[.E29]+[.D29]" office:value-type="float" office:value="8" calcext:value-type="float">
            <text:p>8</text:p>
          </table:table-cell>
          <table:table-cell table:formula="of:=[.G28]*[.F29]+[.E29]" office:value-type="float" office:value="37" calcext:value-type="float">
            <text:p>37</text:p>
          </table:table-cell>
          <table:table-cell table:formula="of:=[.H28]*[.G29]+[.F29]" office:value-type="float" office:value="45" calcext:value-type="float">
            <text:p>45</text:p>
          </table:table-cell>
          <table:table-cell table:formula="of:=[.I28]*[.H29]+[.G29]" office:value-type="float" office:value="82" calcext:value-type="float">
            <text:p>82</text:p>
          </table:table-cell>
          <table:table-cell table:formula="of:=[.J28]*[.I29]+[.H29]" office:value-type="float" office:value="127" calcext:value-type="float">
            <text:p>127</text:p>
          </table:table-cell>
          <table:table-cell table:formula="of:=[.K28]*[.J29]+[.I29]" office:value-type="float" office:value="590" calcext:value-type="float">
            <text:p>590</text:p>
          </table:table-cell>
          <table:table-cell table:formula="of:=[.L28]*[.K29]+[.J29]" office:value-type="float" office:value="717" calcext:value-type="float">
            <text:p>717</text:p>
          </table:table-cell>
          <table:table-cell table:formula="of:=[.M28]*[.L29]+[.K29]" office:value-type="float" office:value="1307" calcext:value-type="float">
            <text:p>1307</text:p>
          </table:table-cell>
          <table:table-cell table:formula="of:=[.N28]*[.M29]+[.L29]" office:value-type="float" office:value="2024" calcext:value-type="float">
            <text:p>2024</text:p>
          </table:table-cell>
          <table:table-cell table:formula="of:=[.O28]*[.N29]+[.M29]" office:value-type="float" office:value="9403" calcext:value-type="float">
            <text:p>9403</text:p>
          </table:table-cell>
          <table:table-cell table:formula="of:=[.P28]*[.O29]+[.N29]" office:value-type="float" office:value="11427" calcext:value-type="float">
            <text:p>11427</text:p>
          </table:table-cell>
          <table:table-cell table:formula="of:=[.Q28]*[.P29]+[.O29]" office:value-type="float" office:value="20830" calcext:value-type="float">
            <text:p>20830</text:p>
          </table:table-cell>
          <table:table-cell table:formula="of:=[.R28]*[.Q29]+[.P29]" office:value-type="float" office:value="32257" calcext:value-type="float">
            <text:p>32257</text:p>
          </table:table-cell>
          <table:table-cell table:formula="of:=[.S28]*[.R29]+[.Q29]" office:value-type="float" office:value="149858" calcext:value-type="float">
            <text:p>149858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C28]*[.B30]+[.A30]" office:value-type="float" office:value="1" calcext:value-type="float">
            <text:p>1</text:p>
          </table:table-cell>
          <table:table-cell table:formula="of:=[.D28]*[.C30]+[.B30]" office:value-type="float" office:value="1" calcext:value-type="float">
            <text:p>1</text:p>
          </table:table-cell>
          <table:table-cell table:formula="of:=[.E28]*[.D30]+[.C30]" office:value-type="float" office:value="2" calcext:value-type="float">
            <text:p>2</text:p>
          </table:table-cell>
          <table:table-cell table:formula="of:=[.F28]*[.E30]+[.D30]" office:value-type="float" office:value="3" calcext:value-type="float">
            <text:p>3</text:p>
          </table:table-cell>
          <table:table-cell table:formula="of:=[.G28]*[.F30]+[.E30]" office:value-type="float" office:value="14" calcext:value-type="float">
            <text:p>14</text:p>
          </table:table-cell>
          <table:table-cell table:formula="of:=[.H28]*[.G30]+[.F30]" office:value-type="float" office:value="17" calcext:value-type="float">
            <text:p>17</text:p>
          </table:table-cell>
          <table:table-cell table:formula="of:=[.I28]*[.H30]+[.G30]" office:value-type="float" office:value="31" calcext:value-type="float">
            <text:p>31</text:p>
          </table:table-cell>
          <table:table-cell table:formula="of:=[.J28]*[.I30]+[.H30]" office:value-type="float" office:value="48" calcext:value-type="float">
            <text:p>48</text:p>
          </table:table-cell>
          <table:table-cell table:formula="of:=[.K28]*[.J30]+[.I30]" office:value-type="float" office:value="223" calcext:value-type="float">
            <text:p>223</text:p>
          </table:table-cell>
          <table:table-cell table:formula="of:=[.L28]*[.K30]+[.J30]" office:value-type="float" office:value="271" calcext:value-type="float">
            <text:p>271</text:p>
          </table:table-cell>
          <table:table-cell table:formula="of:=[.M28]*[.L30]+[.K30]" office:value-type="float" office:value="494" calcext:value-type="float">
            <text:p>494</text:p>
          </table:table-cell>
          <table:table-cell table:formula="of:=[.N28]*[.M30]+[.L30]" office:value-type="float" office:value="765" calcext:value-type="float">
            <text:p>765</text:p>
          </table:table-cell>
          <table:table-cell table:formula="of:=[.O28]*[.N30]+[.M30]" office:value-type="float" office:value="3554" calcext:value-type="float">
            <text:p>3554</text:p>
          </table:table-cell>
          <table:table-cell table:formula="of:=[.P28]*[.O30]+[.N30]" office:value-type="float" office:value="4319" calcext:value-type="float">
            <text:p>4319</text:p>
          </table:table-cell>
          <table:table-cell table:formula="of:=[.Q28]*[.P30]+[.O30]" office:value-type="float" office:value="7873" calcext:value-type="float">
            <text:p>7873</text:p>
          </table:table-cell>
          <table:table-cell table:formula="of:=[.R28]*[.Q30]+[.P30]" office:value-type="float" office:value="12192" calcext:value-type="float">
            <text:p>12192</text:p>
          </table:table-cell>
          <table:table-cell table:formula="of:=[.S28]*[.R30]+[.Q30]" office:value-type="float" office:value="56641" calcext:value-type="float">
            <text:p>5664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formula="of:=[.C29]/[.C30]" office:value-type="float" office:value="2" calcext:value-type="float">
            <text:p>2</text:p>
          </table:table-cell>
          <table:table-cell table:formula="of:=[.D29]/[.D30]" office:value-type="float" office:value="3" calcext:value-type="float">
            <text:p>3</text:p>
          </table:table-cell>
          <table:table-cell table:formula="of:=[.E29]/[.E30]" office:value-type="float" office:value="2.5" calcext:value-type="float">
            <text:p>2.5</text:p>
          </table:table-cell>
          <table:table-cell table:formula="of:=[.F29]/[.F30]" office:value-type="float" office:value="2.66666666666667" calcext:value-type="float">
            <text:p>2.6666666667</text:p>
          </table:table-cell>
          <table:table-cell table:formula="of:=[.G29]/[.G30]" office:value-type="float" office:value="2.64285714285714" calcext:value-type="float">
            <text:p>2.6428571429</text:p>
          </table:table-cell>
          <table:table-cell table:formula="of:=[.H29]/[.H30]" office:value-type="float" office:value="2.64705882352941" calcext:value-type="float">
            <text:p>2.6470588235</text:p>
          </table:table-cell>
          <table:table-cell table:formula="of:=[.I29]/[.I30]" office:value-type="float" office:value="2.64516129032258" calcext:value-type="float">
            <text:p>2.6451612903</text:p>
          </table:table-cell>
          <table:table-cell table:formula="of:=[.J29]/[.J30]" office:value-type="float" office:value="2.64583333333333" calcext:value-type="float">
            <text:p>2.6458333333</text:p>
          </table:table-cell>
          <table:table-cell table:formula="of:=[.K29]/[.K30]" office:value-type="float" office:value="2.6457399103139" calcext:value-type="float">
            <text:p>2.6457399103</text:p>
          </table:table-cell>
          <table:table-cell table:formula="of:=[.L29]/[.L30]" office:value-type="float" office:value="2.64575645756458" calcext:value-type="float">
            <text:p>2.6457564576</text:p>
          </table:table-cell>
          <table:table-cell table:formula="of:=[.M29]/[.M30]" office:value-type="float" office:value="2.64574898785425" calcext:value-type="float">
            <text:p>2.6457489879</text:p>
          </table:table-cell>
          <table:table-cell table:formula="of:=[.N29]/[.N30]" office:value-type="float" office:value="2.64575163398693" calcext:value-type="float">
            <text:p>2.645751634</text:p>
          </table:table-cell>
          <table:table-cell table:formula="of:=[.O29]/[.O30]" office:value-type="float" office:value="2.64575126617895" calcext:value-type="float">
            <text:p>2.6457512662</text:p>
          </table:table-cell>
          <table:table-cell table:formula="of:=[.P29]/[.P30]" office:value-type="float" office:value="2.6457513313267" calcext:value-type="float">
            <text:p>2.6457513313</text:p>
          </table:table-cell>
          <table:table-cell table:formula="of:=[.Q29]/[.Q30]" office:value-type="float" office:value="2.64575130191795" calcext:value-type="float">
            <text:p>2.6457513019</text:p>
          </table:table-cell>
          <table:table-cell table:formula="of:=[.R29]/[.R30]" office:value-type="float" office:value="2.64575131233596" calcext:value-type="float">
            <text:p>2.6457513123</text:p>
          </table:table-cell>
          <table:table-cell table:formula="of:=[.S29]/[.S30]" office:value-type="float" office:value="2.64575131088787" calcext:value-type="float">
            <text:p>2.645751310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float" office:value="7" calcext:value-type="float">
            <text:p>7</text:p>
          </table:table-cell>
          <table:table-cell table:formula="of:=SQRT([.R32])" office:value-type="float" office:value="2.64575131106459" calcext:value-type="float">
            <text:p>2.645751311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2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1" office:value-type="string" calcext:value-type="string">
            <text:p>B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/>
          <table:table-cell table:style-name="ce9" office:value-type="string" calcext:value-type="string">
            <text:p>q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6" table:style-name="ce9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C37]*[.B38]+[.A38]" office:value-type="float" office:value="2" calcext:value-type="float">
            <text:p>2</text:p>
          </table:table-cell>
          <table:table-cell table:formula="of:=[.D37]*[.C38]+[.B38]" office:value-type="float" office:value="9" calcext:value-type="float">
            <text:p>9</text:p>
          </table:table-cell>
          <table:table-cell table:formula="of:=[.E37]*[.D38]+[.C38]" office:value-type="float" office:value="38" calcext:value-type="float">
            <text:p>38</text:p>
          </table:table-cell>
          <table:table-cell table:formula="of:=[.F37]*[.E38]+[.D38]" office:value-type="float" office:value="161" calcext:value-type="float">
            <text:p>161</text:p>
          </table:table-cell>
          <table:table-cell table:formula="of:=[.G37]*[.F38]+[.E38]" office:value-type="float" office:value="682" calcext:value-type="float">
            <text:p>682</text:p>
          </table:table-cell>
          <table:table-cell table:formula="of:=[.H37]*[.G38]+[.F38]" office:value-type="float" office:value="2889" calcext:value-type="float">
            <text:p>2889</text:p>
          </table:table-cell>
          <table:table-cell table:formula="of:=[.I37]*[.H38]+[.G38]" office:value-type="float" office:value="12238" calcext:value-type="float">
            <text:p>12238</text:p>
          </table:table-cell>
          <table:table-cell table:formula="of:=[.J37]*[.I38]+[.H38]" office:value-type="float" office:value="51841" calcext:value-type="float">
            <text:p>51841</text:p>
          </table:table-cell>
          <table:table-cell table:formula="of:=[.K37]*[.J38]+[.I38]" office:value-type="float" office:value="219602" calcext:value-type="float">
            <text:p>219602</text:p>
          </table:table-cell>
          <table:table-cell table:formula="of:=[.L37]*[.K38]+[.J38]" office:value-type="float" office:value="930249" calcext:value-type="float">
            <text:p>930249</text:p>
          </table:table-cell>
          <table:table-cell table:formula="of:=[.M37]*[.L38]+[.K38]" office:value-type="float" office:value="3940598" calcext:value-type="float">
            <text:p>3940598</text:p>
          </table:table-cell>
          <table:table-cell table:formula="of:=[.N37]*[.M38]+[.L38]" office:value-type="float" office:value="16692641" calcext:value-type="float">
            <text:p>16692641</text:p>
          </table:table-cell>
          <table:table-cell table:formula="of:=[.O37]*[.N38]+[.M38]" office:value-type="float" office:value="70711162" calcext:value-type="float">
            <text:p>70711162</text:p>
          </table:table-cell>
          <table:table-cell table:formula="of:=[.P37]*[.O38]+[.N38]" office:value-type="float" office:value="299537289" calcext:value-type="float">
            <text:p>299537289</text:p>
          </table:table-cell>
          <table:table-cell table:formula="of:=[.Q37]*[.P38]+[.O38]" office:value-type="float" office:value="1268860318" calcext:value-type="float">
            <text:p>1268860318</text:p>
          </table:table-cell>
          <table:table-cell table:formula="of:=[.R37]*[.Q38]+[.P38]" office:value-type="float" office:value="5374978561" calcext:value-type="float">
            <text:p>5374978561</text:p>
          </table:table-cell>
          <table:table-cell table:formula="of:=[.S37]*[.R38]+[.Q38]" office:value-type="float" office:value="22768774562" calcext:value-type="float">
            <text:p>22768774562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C37]*[.B39]+[.A39]" office:value-type="float" office:value="1" calcext:value-type="float">
            <text:p>1</text:p>
          </table:table-cell>
          <table:table-cell table:formula="of:=[.D37]*[.C39]+[.B39]" office:value-type="float" office:value="4" calcext:value-type="float">
            <text:p>4</text:p>
          </table:table-cell>
          <table:table-cell table:formula="of:=[.E37]*[.D39]+[.C39]" office:value-type="float" office:value="17" calcext:value-type="float">
            <text:p>17</text:p>
          </table:table-cell>
          <table:table-cell table:formula="of:=[.F37]*[.E39]+[.D39]" office:value-type="float" office:value="72" calcext:value-type="float">
            <text:p>72</text:p>
          </table:table-cell>
          <table:table-cell table:formula="of:=[.G37]*[.F39]+[.E39]" office:value-type="float" office:value="305" calcext:value-type="float">
            <text:p>305</text:p>
          </table:table-cell>
          <table:table-cell table:formula="of:=[.H37]*[.G39]+[.F39]" office:value-type="float" office:value="1292" calcext:value-type="float">
            <text:p>1292</text:p>
          </table:table-cell>
          <table:table-cell table:formula="of:=[.I37]*[.H39]+[.G39]" office:value-type="float" office:value="5473" calcext:value-type="float">
            <text:p>5473</text:p>
          </table:table-cell>
          <table:table-cell table:formula="of:=[.J37]*[.I39]+[.H39]" office:value-type="float" office:value="23184" calcext:value-type="float">
            <text:p>23184</text:p>
          </table:table-cell>
          <table:table-cell table:formula="of:=[.K37]*[.J39]+[.I39]" office:value-type="float" office:value="98209" calcext:value-type="float">
            <text:p>98209</text:p>
          </table:table-cell>
          <table:table-cell table:formula="of:=[.L37]*[.K39]+[.J39]" office:value-type="float" office:value="416020" calcext:value-type="float">
            <text:p>416020</text:p>
          </table:table-cell>
          <table:table-cell table:formula="of:=[.M37]*[.L39]+[.K39]" office:value-type="float" office:value="1762289" calcext:value-type="float">
            <text:p>1762289</text:p>
          </table:table-cell>
          <table:table-cell table:formula="of:=[.N37]*[.M39]+[.L39]" office:value-type="float" office:value="7465176" calcext:value-type="float">
            <text:p>7465176</text:p>
          </table:table-cell>
          <table:table-cell table:formula="of:=[.O37]*[.N39]+[.M39]" office:value-type="float" office:value="31622993" calcext:value-type="float">
            <text:p>31622993</text:p>
          </table:table-cell>
          <table:table-cell table:formula="of:=[.P37]*[.O39]+[.N39]" office:value-type="float" office:value="133957148" calcext:value-type="float">
            <text:p>133957148</text:p>
          </table:table-cell>
          <table:table-cell table:formula="of:=[.Q37]*[.P39]+[.O39]" office:value-type="float" office:value="567451585" calcext:value-type="float">
            <text:p>567451585</text:p>
          </table:table-cell>
          <table:table-cell table:formula="of:=[.R37]*[.Q39]+[.P39]" office:value-type="float" office:value="2403763488" calcext:value-type="float">
            <text:p>2403763488</text:p>
          </table:table-cell>
          <table:table-cell table:formula="of:=[.S37]*[.R39]+[.Q39]" office:value-type="float" office:value="10182505537" calcext:value-type="float">
            <text:p>10182505537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formula="of:=[.C38]/[.C39]" office:value-type="float" office:value="2" calcext:value-type="float">
            <text:p>2</text:p>
          </table:table-cell>
          <table:table-cell table:formula="of:=[.D38]/[.D39]" office:value-type="float" office:value="2.25" calcext:value-type="float">
            <text:p>2.25</text:p>
          </table:table-cell>
          <table:table-cell table:formula="of:=[.E38]/[.E39]" office:value-type="float" office:value="2.23529411764706" calcext:value-type="float">
            <text:p>2.2352941176</text:p>
          </table:table-cell>
          <table:table-cell table:formula="of:=[.F38]/[.F39]" office:value-type="float" office:value="2.23611111111111" calcext:value-type="float">
            <text:p>2.2361111111</text:p>
          </table:table-cell>
          <table:table-cell table:formula="of:=[.G38]/[.G39]" office:value-type="float" office:value="2.23606557377049" calcext:value-type="float">
            <text:p>2.2360655738</text:p>
          </table:table-cell>
          <table:table-cell table:formula="of:=[.H38]/[.H39]" office:value-type="float" office:value="2.23606811145511" calcext:value-type="float">
            <text:p>2.2360681115</text:p>
          </table:table-cell>
          <table:table-cell table:formula="of:=[.I38]/[.I39]" office:value-type="float" office:value="2.23606797003472" calcext:value-type="float">
            <text:p>2.23606797</text:p>
          </table:table-cell>
          <table:table-cell table:formula="of:=[.J38]/[.J39]" office:value-type="float" office:value="2.2360679779158" calcext:value-type="float">
            <text:p>2.2360679779</text:p>
          </table:table-cell>
          <table:table-cell table:formula="of:=[.K38]/[.K39]" office:value-type="float" office:value="2.23606797747661" calcext:value-type="float">
            <text:p>2.2360679775</text:p>
          </table:table-cell>
          <table:table-cell table:formula="of:=[.L38]/[.L39]" office:value-type="float" office:value="2.23606797750108" calcext:value-type="float">
            <text:p>2.2360679775</text:p>
          </table:table-cell>
          <table:table-cell table:formula="of:=[.M38]/[.M39]" office:value-type="float" office:value="2.23606797749972" calcext:value-type="float">
            <text:p>2.2360679775</text:p>
          </table:table-cell>
          <table:table-cell table:formula="of:=[.N38]/[.N39]" office:value-type="float" office:value="2.23606797749979" calcext:value-type="float">
            <text:p>2.2360679775</text:p>
          </table:table-cell>
          <table:table-cell table:formula="of:=[.O38]/[.O39]" office:value-type="float" office:value="2.23606797749979" calcext:value-type="float">
            <text:p>2.2360679775</text:p>
          </table:table-cell>
          <table:table-cell table:formula="of:=[.P38]/[.P39]" office:value-type="float" office:value="2.23606797749979" calcext:value-type="float">
            <text:p>2.2360679775</text:p>
          </table:table-cell>
          <table:table-cell table:formula="of:=[.Q38]/[.Q39]" office:value-type="float" office:value="2.23606797749979" calcext:value-type="float">
            <text:p>2.2360679775</text:p>
          </table:table-cell>
          <table:table-cell table:formula="of:=[.R38]/[.R39]" office:value-type="float" office:value="2.23606797749979" calcext:value-type="float">
            <text:p>2.2360679775</text:p>
          </table:table-cell>
          <table:table-cell table:formula="of:=[.S38]/[.S39]" office:value-type="float" office:value="2.23606797749979" calcext:value-type="float">
            <text:p>2.2360679775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table:formula="of:=SQRT([.R41])" office:value-type="float" office:value="2.23606797749979" calcext:value-type="float">
            <text:p>2.2360679775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" table:style-name="ce2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1" office:value-type="string" calcext:value-type="string">
            <text:p>B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"/>
          <table:table-cell table:style-name="ce10" office:value-type="string" calcext:value-type="string">
            <text:p>q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C46]*[.B47]+[.A47]" office:value-type="float" office:value="1" calcext:value-type="float">
            <text:p>1</text:p>
          </table:table-cell>
          <table:table-cell table:formula="of:=[.D46]*[.C47]+[.B47]" office:value-type="float" office:value="2" calcext:value-type="float">
            <text:p>2</text:p>
          </table:table-cell>
          <table:table-cell table:formula="of:=[.E46]*[.D47]+[.C47]" office:value-type="float" office:value="5" calcext:value-type="float">
            <text:p>5</text:p>
          </table:table-cell>
          <table:table-cell table:formula="of:=[.F46]*[.E47]+[.D47]" office:value-type="float" office:value="7" calcext:value-type="float">
            <text:p>7</text:p>
          </table:table-cell>
          <table:table-cell table:formula="of:=[.G46]*[.F47]+[.E47]" office:value-type="float" office:value="19" calcext:value-type="float">
            <text:p>19</text:p>
          </table:table-cell>
          <table:table-cell table:formula="of:=[.H46]*[.G47]+[.F47]" office:value-type="float" office:value="26" calcext:value-type="float">
            <text:p>26</text:p>
          </table:table-cell>
          <table:table-cell table:formula="of:=[.I46]*[.H47]+[.G47]" office:value-type="float" office:value="71" calcext:value-type="float">
            <text:p>71</text:p>
          </table:table-cell>
          <table:table-cell table:formula="of:=[.J46]*[.I47]+[.H47]" office:value-type="float" office:value="97" calcext:value-type="float">
            <text:p>97</text:p>
          </table:table-cell>
          <table:table-cell table:formula="of:=[.K46]*[.J47]+[.I47]" office:value-type="float" office:value="265" calcext:value-type="float">
            <text:p>265</text:p>
          </table:table-cell>
          <table:table-cell table:formula="of:=[.L46]*[.K47]+[.J47]" office:value-type="float" office:value="362" calcext:value-type="float">
            <text:p>362</text:p>
          </table:table-cell>
          <table:table-cell table:formula="of:=[.M46]*[.L47]+[.K47]" office:value-type="float" office:value="989" calcext:value-type="float">
            <text:p>989</text:p>
          </table:table-cell>
          <table:table-cell table:formula="of:=[.N46]*[.M47]+[.L47]" office:value-type="float" office:value="1351" calcext:value-type="float">
            <text:p>1351</text:p>
          </table:table-cell>
          <table:table-cell table:formula="of:=[.O46]*[.N47]+[.M47]" office:value-type="float" office:value="3691" calcext:value-type="float">
            <text:p>3691</text:p>
          </table:table-cell>
          <table:table-cell table:formula="of:=[.P46]*[.O47]+[.N47]" office:value-type="float" office:value="5042" calcext:value-type="float">
            <text:p>5042</text:p>
          </table:table-cell>
          <table:table-cell table:formula="of:=[.Q46]*[.P47]+[.O47]" office:value-type="float" office:value="13775" calcext:value-type="float">
            <text:p>13775</text:p>
          </table:table-cell>
          <table:table-cell table:formula="of:=[.R46]*[.Q47]+[.P47]" office:value-type="float" office:value="18817" calcext:value-type="float">
            <text:p>18817</text:p>
          </table:table-cell>
          <table:table-cell table:formula="of:=[.S46]*[.R47]+[.Q47]" office:value-type="float" office:value="51409" calcext:value-type="float">
            <text:p>51409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C46]*[.B48]+[.A48]" office:value-type="float" office:value="1" calcext:value-type="float">
            <text:p>1</text:p>
          </table:table-cell>
          <table:table-cell table:formula="of:=[.D46]*[.C48]+[.B48]" office:value-type="float" office:value="1" calcext:value-type="float">
            <text:p>1</text:p>
          </table:table-cell>
          <table:table-cell table:formula="of:=[.E46]*[.D48]+[.C48]" office:value-type="float" office:value="3" calcext:value-type="float">
            <text:p>3</text:p>
          </table:table-cell>
          <table:table-cell table:formula="of:=[.F46]*[.E48]+[.D48]" office:value-type="float" office:value="4" calcext:value-type="float">
            <text:p>4</text:p>
          </table:table-cell>
          <table:table-cell table:formula="of:=[.G46]*[.F48]+[.E48]" office:value-type="float" office:value="11" calcext:value-type="float">
            <text:p>11</text:p>
          </table:table-cell>
          <table:table-cell table:formula="of:=[.H46]*[.G48]+[.F48]" office:value-type="float" office:value="15" calcext:value-type="float">
            <text:p>15</text:p>
          </table:table-cell>
          <table:table-cell table:formula="of:=[.I46]*[.H48]+[.G48]" office:value-type="float" office:value="41" calcext:value-type="float">
            <text:p>41</text:p>
          </table:table-cell>
          <table:table-cell table:formula="of:=[.J46]*[.I48]+[.H48]" office:value-type="float" office:value="56" calcext:value-type="float">
            <text:p>56</text:p>
          </table:table-cell>
          <table:table-cell table:formula="of:=[.K46]*[.J48]+[.I48]" office:value-type="float" office:value="153" calcext:value-type="float">
            <text:p>153</text:p>
          </table:table-cell>
          <table:table-cell table:formula="of:=[.L46]*[.K48]+[.J48]" office:value-type="float" office:value="209" calcext:value-type="float">
            <text:p>209</text:p>
          </table:table-cell>
          <table:table-cell table:formula="of:=[.M46]*[.L48]+[.K48]" office:value-type="float" office:value="571" calcext:value-type="float">
            <text:p>571</text:p>
          </table:table-cell>
          <table:table-cell table:formula="of:=[.N46]*[.M48]+[.L48]" office:value-type="float" office:value="780" calcext:value-type="float">
            <text:p>780</text:p>
          </table:table-cell>
          <table:table-cell table:formula="of:=[.O46]*[.N48]+[.M48]" office:value-type="float" office:value="2131" calcext:value-type="float">
            <text:p>2131</text:p>
          </table:table-cell>
          <table:table-cell table:formula="of:=[.P46]*[.O48]+[.N48]" office:value-type="float" office:value="2911" calcext:value-type="float">
            <text:p>2911</text:p>
          </table:table-cell>
          <table:table-cell table:formula="of:=[.Q46]*[.P48]+[.O48]" office:value-type="float" office:value="7953" calcext:value-type="float">
            <text:p>7953</text:p>
          </table:table-cell>
          <table:table-cell table:formula="of:=[.R46]*[.Q48]+[.P48]" office:value-type="float" office:value="10864" calcext:value-type="float">
            <text:p>10864</text:p>
          </table:table-cell>
          <table:table-cell table:formula="of:=[.S46]*[.R48]+[.Q48]" office:value-type="float" office:value="29681" calcext:value-type="float">
            <text:p>29681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formula="of:=[.C47]/[.C48]" office:value-type="float" office:value="1" calcext:value-type="float">
            <text:p>1</text:p>
          </table:table-cell>
          <table:table-cell table:formula="of:=[.D47]/[.D48]" office:value-type="float" office:value="2" calcext:value-type="float">
            <text:p>2</text:p>
          </table:table-cell>
          <table:table-cell table:formula="of:=[.E47]/[.E48]" office:value-type="float" office:value="1.66666666666667" calcext:value-type="float">
            <text:p>1.6666666667</text:p>
          </table:table-cell>
          <table:table-cell table:formula="of:=[.F47]/[.F48]" office:value-type="float" office:value="1.75" calcext:value-type="float">
            <text:p>1.75</text:p>
          </table:table-cell>
          <table:table-cell table:formula="of:=[.G47]/[.G48]" office:value-type="float" office:value="1.72727272727273" calcext:value-type="float">
            <text:p>1.7272727273</text:p>
          </table:table-cell>
          <table:table-cell table:formula="of:=[.H47]/[.H48]" office:value-type="float" office:value="1.73333333333333" calcext:value-type="float">
            <text:p>1.7333333333</text:p>
          </table:table-cell>
          <table:table-cell table:formula="of:=[.I47]/[.I48]" office:value-type="float" office:value="1.73170731707317" calcext:value-type="float">
            <text:p>1.7317073171</text:p>
          </table:table-cell>
          <table:table-cell table:formula="of:=[.J47]/[.J48]" office:value-type="float" office:value="1.73214285714286" calcext:value-type="float">
            <text:p>1.7321428571</text:p>
          </table:table-cell>
          <table:table-cell table:formula="of:=[.K47]/[.K48]" office:value-type="float" office:value="1.73202614379085" calcext:value-type="float">
            <text:p>1.7320261438</text:p>
          </table:table-cell>
          <table:table-cell table:formula="of:=[.L47]/[.L48]" office:value-type="float" office:value="1.73205741626794" calcext:value-type="float">
            <text:p>1.7320574163</text:p>
          </table:table-cell>
          <table:table-cell table:formula="of:=[.M47]/[.M48]" office:value-type="float" office:value="1.73204903677758" calcext:value-type="float">
            <text:p>1.7320490368</text:p>
          </table:table-cell>
          <table:table-cell table:formula="of:=[.N47]/[.N48]" office:value-type="float" office:value="1.73205128205128" calcext:value-type="float">
            <text:p>1.7320512821</text:p>
          </table:table-cell>
          <table:table-cell table:formula="of:=[.O47]/[.O48]" office:value-type="float" office:value="1.73205068043172" calcext:value-type="float">
            <text:p>1.7320506804</text:p>
          </table:table-cell>
          <table:table-cell table:formula="of:=[.P47]/[.P48]" office:value-type="float" office:value="1.73205084163518" calcext:value-type="float">
            <text:p>1.7320508416</text:p>
          </table:table-cell>
          <table:table-cell table:formula="of:=[.Q47]/[.Q48]" office:value-type="float" office:value="1.73205079844084" calcext:value-type="float">
            <text:p>1.7320507984</text:p>
          </table:table-cell>
          <table:table-cell table:formula="of:=[.R47]/[.R48]" office:value-type="float" office:value="1.73205081001473" calcext:value-type="float">
            <text:p>1.73205081</text:p>
          </table:table-cell>
          <table:table-cell table:formula="of:=[.S47]/[.S48]" office:value-type="float" office:value="1.73205080691351" calcext:value-type="float">
            <text:p>1.7320508069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table:formula="of:=SQRT([.R50])" office:value-type="float" office:value="1.73205080756888" calcext:value-type="float">
            <text:p>1.7320508076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6" table:style-name="ce25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1" office:value-type="string" calcext:value-type="string">
            <text:p>B</text:p>
          </table:table-cell>
          <table:table-cell table:number-columns-repeated="17" table:style-name="ce26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1"/>
          <table:table-cell table:style-name="ce11" office:value-type="string" calcext:value-type="string">
            <text:p>q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6" table:style-name="ce11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[.C54]*[.B55]+[.A55]" office:value-type="float" office:value="1" calcext:value-type="float">
            <text:p>1</text:p>
          </table:table-cell>
          <table:table-cell table:formula="of:=[.D54]*[.C55]+[.B55]" office:value-type="float" office:value="3" calcext:value-type="float">
            <text:p>3</text:p>
          </table:table-cell>
          <table:table-cell table:formula="of:=[.E54]*[.D55]+[.C55]" office:value-type="float" office:value="7" calcext:value-type="float">
            <text:p>7</text:p>
          </table:table-cell>
          <table:table-cell table:formula="of:=[.F54]*[.E55]+[.D55]" office:value-type="float" office:value="17" calcext:value-type="float">
            <text:p>17</text:p>
          </table:table-cell>
          <table:table-cell table:formula="of:=[.G54]*[.F55]+[.E55]" office:value-type="float" office:value="41" calcext:value-type="float">
            <text:p>41</text:p>
          </table:table-cell>
          <table:table-cell table:formula="of:=[.H54]*[.G55]+[.F55]" office:value-type="float" office:value="99" calcext:value-type="float">
            <text:p>99</text:p>
          </table:table-cell>
          <table:table-cell table:formula="of:=[.I54]*[.H55]+[.G55]" office:value-type="float" office:value="239" calcext:value-type="float">
            <text:p>239</text:p>
          </table:table-cell>
          <table:table-cell table:formula="of:=[.J54]*[.I55]+[.H55]" office:value-type="float" office:value="577" calcext:value-type="float">
            <text:p>577</text:p>
          </table:table-cell>
          <table:table-cell table:formula="of:=[.K54]*[.J55]+[.I55]" office:value-type="float" office:value="1393" calcext:value-type="float">
            <text:p>1393</text:p>
          </table:table-cell>
          <table:table-cell table:formula="of:=[.L54]*[.K55]+[.J55]" office:value-type="float" office:value="3363" calcext:value-type="float">
            <text:p>3363</text:p>
          </table:table-cell>
          <table:table-cell table:formula="of:=[.M54]*[.L55]+[.K55]" office:value-type="float" office:value="8119" calcext:value-type="float">
            <text:p>8119</text:p>
          </table:table-cell>
          <table:table-cell table:formula="of:=[.N54]*[.M55]+[.L55]" office:value-type="float" office:value="19601" calcext:value-type="float">
            <text:p>19601</text:p>
          </table:table-cell>
          <table:table-cell table:formula="of:=[.O54]*[.N55]+[.M55]" office:value-type="float" office:value="47321" calcext:value-type="float">
            <text:p>47321</text:p>
          </table:table-cell>
          <table:table-cell table:formula="of:=[.P54]*[.O55]+[.N55]" office:value-type="float" office:value="114243" calcext:value-type="float">
            <text:p>114243</text:p>
          </table:table-cell>
          <table:table-cell table:formula="of:=[.Q54]*[.P55]+[.O55]" office:value-type="float" office:value="275807" calcext:value-type="float">
            <text:p>275807</text:p>
          </table:table-cell>
          <table:table-cell table:formula="of:=[.R54]*[.Q55]+[.P55]" office:value-type="float" office:value="665857" calcext:value-type="float">
            <text:p>665857</text:p>
          </table:table-cell>
          <table:table-cell table:formula="of:=[.S54]*[.R55]+[.Q55]" office:value-type="float" office:value="1607521" calcext:value-type="float">
            <text:p>1607521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[.C54]*[.B56]+[.A56]" office:value-type="float" office:value="1" calcext:value-type="float">
            <text:p>1</text:p>
          </table:table-cell>
          <table:table-cell table:formula="of:=[.D54]*[.C56]+[.B56]" office:value-type="float" office:value="2" calcext:value-type="float">
            <text:p>2</text:p>
          </table:table-cell>
          <table:table-cell table:formula="of:=[.E54]*[.D56]+[.C56]" office:value-type="float" office:value="5" calcext:value-type="float">
            <text:p>5</text:p>
          </table:table-cell>
          <table:table-cell table:formula="of:=[.F54]*[.E56]+[.D56]" office:value-type="float" office:value="12" calcext:value-type="float">
            <text:p>12</text:p>
          </table:table-cell>
          <table:table-cell table:formula="of:=[.G54]*[.F56]+[.E56]" office:value-type="float" office:value="29" calcext:value-type="float">
            <text:p>29</text:p>
          </table:table-cell>
          <table:table-cell table:formula="of:=[.H54]*[.G56]+[.F56]" office:value-type="float" office:value="70" calcext:value-type="float">
            <text:p>70</text:p>
          </table:table-cell>
          <table:table-cell table:formula="of:=[.I54]*[.H56]+[.G56]" office:value-type="float" office:value="169" calcext:value-type="float">
            <text:p>169</text:p>
          </table:table-cell>
          <table:table-cell table:formula="of:=[.J54]*[.I56]+[.H56]" office:value-type="float" office:value="408" calcext:value-type="float">
            <text:p>408</text:p>
          </table:table-cell>
          <table:table-cell table:formula="of:=[.K54]*[.J56]+[.I56]" office:value-type="float" office:value="985" calcext:value-type="float">
            <text:p>985</text:p>
          </table:table-cell>
          <table:table-cell table:formula="of:=[.L54]*[.K56]+[.J56]" office:value-type="float" office:value="2378" calcext:value-type="float">
            <text:p>2378</text:p>
          </table:table-cell>
          <table:table-cell table:formula="of:=[.M54]*[.L56]+[.K56]" office:value-type="float" office:value="5741" calcext:value-type="float">
            <text:p>5741</text:p>
          </table:table-cell>
          <table:table-cell table:formula="of:=[.N54]*[.M56]+[.L56]" office:value-type="float" office:value="13860" calcext:value-type="float">
            <text:p>13860</text:p>
          </table:table-cell>
          <table:table-cell table:formula="of:=[.O54]*[.N56]+[.M56]" office:value-type="float" office:value="33461" calcext:value-type="float">
            <text:p>33461</text:p>
          </table:table-cell>
          <table:table-cell table:formula="of:=[.P54]*[.O56]+[.N56]" office:value-type="float" office:value="80782" calcext:value-type="float">
            <text:p>80782</text:p>
          </table:table-cell>
          <table:table-cell table:formula="of:=[.Q54]*[.P56]+[.O56]" office:value-type="float" office:value="195025" calcext:value-type="float">
            <text:p>195025</text:p>
          </table:table-cell>
          <table:table-cell table:formula="of:=[.R54]*[.Q56]+[.P56]" office:value-type="float" office:value="470832" calcext:value-type="float">
            <text:p>470832</text:p>
          </table:table-cell>
          <table:table-cell table:formula="of:=[.S54]*[.R56]+[.Q56]" office:value-type="float" office:value="1136689" calcext:value-type="float">
            <text:p>113668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formula="of:=[.C55]/[.C56]" office:value-type="float" office:value="1" calcext:value-type="float">
            <text:p>1</text:p>
          </table:table-cell>
          <table:table-cell table:formula="of:=[.D55]/[.D56]" office:value-type="float" office:value="1.5" calcext:value-type="float">
            <text:p>1.5</text:p>
          </table:table-cell>
          <table:table-cell table:formula="of:=[.E55]/[.E56]" office:value-type="float" office:value="1.4" calcext:value-type="float">
            <text:p>1.4</text:p>
          </table:table-cell>
          <table:table-cell table:formula="of:=[.F55]/[.F56]" office:value-type="float" office:value="1.41666666666667" calcext:value-type="float">
            <text:p>1.4166666667</text:p>
          </table:table-cell>
          <table:table-cell table:formula="of:=[.G55]/[.G56]" office:value-type="float" office:value="1.41379310344828" calcext:value-type="float">
            <text:p>1.4137931034</text:p>
          </table:table-cell>
          <table:table-cell table:formula="of:=[.H55]/[.H56]" office:value-type="float" office:value="1.41428571428571" calcext:value-type="float">
            <text:p>1.4142857143</text:p>
          </table:table-cell>
          <table:table-cell table:formula="of:=[.I55]/[.I56]" office:value-type="float" office:value="1.41420118343195" calcext:value-type="float">
            <text:p>1.4142011834</text:p>
          </table:table-cell>
          <table:table-cell table:formula="of:=[.J55]/[.J56]" office:value-type="float" office:value="1.41421568627451" calcext:value-type="float">
            <text:p>1.4142156863</text:p>
          </table:table-cell>
          <table:table-cell table:formula="of:=[.K55]/[.K56]" office:value-type="float" office:value="1.41421319796954" calcext:value-type="float">
            <text:p>1.414213198</text:p>
          </table:table-cell>
          <table:table-cell table:formula="of:=[.L55]/[.L56]" office:value-type="float" office:value="1.41421362489487" calcext:value-type="float">
            <text:p>1.4142136249</text:p>
          </table:table-cell>
          <table:table-cell table:formula="of:=[.M55]/[.M56]" office:value-type="float" office:value="1.41421355164605" calcext:value-type="float">
            <text:p>1.4142135516</text:p>
          </table:table-cell>
          <table:table-cell table:formula="of:=[.N55]/[.N56]" office:value-type="float" office:value="1.41421356421356" calcext:value-type="float">
            <text:p>1.4142135642</text:p>
          </table:table-cell>
          <table:table-cell table:formula="of:=[.O55]/[.O56]" office:value-type="float" office:value="1.41421356205732" calcext:value-type="float">
            <text:p>1.4142135621</text:p>
          </table:table-cell>
          <table:table-cell table:formula="of:=[.P55]/[.P56]" office:value-type="float" office:value="1.41421356242727" calcext:value-type="float">
            <text:p>1.4142135624</text:p>
          </table:table-cell>
          <table:table-cell table:formula="of:=[.Q55]/[.Q56]" office:value-type="float" office:value="1.4142135623638" calcext:value-type="float">
            <text:p>1.4142135624</text:p>
          </table:table-cell>
          <table:table-cell table:formula="of:=[.R55]/[.R56]" office:value-type="float" office:value="1.41421356237469" calcext:value-type="float">
            <text:p>1.4142135624</text:p>
          </table:table-cell>
          <table:table-cell table:formula="of:=[.S55]/[.S56]" office:value-type="float" office:value="1.41421356237282" calcext:value-type="float">
            <text:p>1.4142135624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table:formula="of:=SQRT([.R58])" office:value-type="float" office:value="1.4142135623731" calcext:value-type="float">
            <text:p>1.4142135624</text:p>
          </table:table-cell>
          <table:table-cell table:number-columns-repeated="1005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Sheet 1'.C1:'Sheet 1'.S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C9:'Sheet 1'.S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C10:'Sheet 1'.S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C26:'Sheet 1'.S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C27:'Sheet 1'.S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C2:'Sheet 1'.S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A3:'Sheet 1'.AMJ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A11:'Sheet 1'.AMJ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A28:'Sheet 1'.AMJ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A19:'Sheet 1'.AM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A18:'Sheet 1'.AMJ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D17:'Sheet 1'.S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T17:'Sheet 1'.AMJ17 'Sheet 1'.A17:'Sheet 1'.C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C35:'Sheet 1'.D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C36:'Sheet 1'.D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A37:'Sheet 1'.S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A46:'Sheet 1'.B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C52:'Sheet 1'.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C53:'Sheet 1'.S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A54:'Sheet 1'.S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C44:'Sheet 1'.S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C45:'Sheet 1'.S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C46:'Sheet 1'.S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E35:'Sheet 1'.E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E36:'Sheet 1'.E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F35:'Sheet 1'.F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F36:'Sheet 1'.F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G35:'Sheet 1'.G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G36:'Sheet 1'.G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H35:'Sheet 1'.H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H36:'Sheet 1'.H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I35:'Sheet 1'.I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I36:'Sheet 1'.I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J35:'Sheet 1'.J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J36:'Sheet 1'.J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K35:'Sheet 1'.K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K36:'Sheet 1'.K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L35:'Sheet 1'.L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L36:'Sheet 1'.L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M35:'Sheet 1'.M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M36:'Sheet 1'.M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N35:'Sheet 1'.N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N36:'Sheet 1'.N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O35:'Sheet 1'.O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O36:'Sheet 1'.O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P35:'Sheet 1'.P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P36:'Sheet 1'.P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Q35:'Sheet 1'.Q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Q36:'Sheet 1'.Q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R35:'Sheet 1'.R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R36:'Sheet 1'.R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S35:'Sheet 1'.S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'Sheet 1'.S36:'Sheet 1'.S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2" table:number-columns-repeated="5" table:default-cell-style-name="Default"/>
        <table:table-row table:style-name="ro1">
          <table:table-cell office:value-type="float" office:value="41" calcext:value-type="float">
            <text:p>41</text:p>
          </table:table-cell>
          <table:table-cell table:formula="of:=(-7)*[.E3]+24*[.B2]" office:value-type="float" office:value="-86415" calcext:value-type="float">
            <text:p>-86415</text:p>
          </table:table-cell>
          <table:table-cell office:value-type="float" office:value="24" calcext:value-type="float">
            <text:p>24</text:p>
          </table:table-cell>
          <table:table-cell table:formula="of:=12*[.E3]-41*[.B2]" office:value-type="float" office:value="148140" calcext:value-type="float">
            <text:p>148140</text:p>
          </table:table-cell>
          <table:table-cell/>
        </table:table-row>
        <table:table-row table:style-name="ro1">
          <table:table-cell table:number-columns-repeated="4"/>
          <table:table-cell table:formula="of:=[.A1]*[.B1]+[.C1]*[.D1]" office:value-type="float" office:value="12345" calcext:value-type="float">
            <text:p>123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rget</text:p>
          </table:table-cell>
          <table:table-cell office:value-type="float" office:value="12345" calcext:value-type="float">
            <text:p>12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1:58:18.021167707</meta:creation-date>
    <dc:date>2018-09-26T13:56:07.478513067</dc:date>
    <meta:editing-duration>PT1H30M31S</meta:editing-duration>
    <meta:editing-cycles>17</meta:editing-cycles>
    <meta:generator>LibreOffice/5.1.6.2$Linux_X86_64 LibreOffice_project/10m0$Build-2</meta:generator>
    <meta:document-statistic meta:table-count="2" meta:cell-count="784" meta:object-count="0"/>
  </office:meta>
</office:document-meta>
</file>